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UtilsTests.commonData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UtilsTests.resolv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UtilsTests.convertUnderscoreNameTo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